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style:text-properties officeooo:paragraph-rsid="00422057"/>
    </style:style>
    <style:style style:name="T1" style:family="text">
      <style:text-properties officeooo:rsid="001f614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Mass hysteria is made possible by the fact that humans become fearful when others around them are afraid. This is made apparent by the fear of Communism during the Cold War and the reaction to Ebola in recent months. During the Cold War, the United States government portrayed Communists as having “goals of world domination” (B). The government's fear of Communism was caught onto by American civilians. The fear of Communism quickly spread to the point that Communists were no longer thought of people but as animals to be feared. A Communist witch-hunt began, in which the United States government imprisoned and fined many influential people (B). Humans are “wired to transmit fear to each other...[which is beneficial] from an evolutionary standpoint” (A). Humans are predisposed to receive and transmit fear from people or groups who were important to them. This trait was useful in the distant past, when there was not an explicit way to communicate that someone or something should be feared. The government, a powerful figure in civilians' eyes, spread the message of the evils of Communism to many people, who believed them. Those people in turn transmitted the fear to people who they had influence over, and so the hysteria grew. The Ebola virus is another example of fear and hysteria caused by government and media. The government initially assured the country that the medical staff attending Thomas Duncan, the first Ebola patient in the United States, were fully trained in Ebola treatment (A). When two of Duncan's attending nurses contracted the virus, the government looked incompetent in its handling of the disease. The public quickly became hysterical because they felt that they were in danger, and each person who felt endangered transmitted that fear to the people around them. Mass hysteria can be caused in humans because humans are evolutionarily predisposed to be afraid when others around them are afra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2T21:51:46.786339332</meta:creation-date>
    <dc:date>2014-12-02T22:36:49.805053863</dc:date>
    <meta:editing-duration>PT44M41S</meta:editing-duration>
    <meta:editing-cycles>46</meta:editing-cycles>
    <meta:generator>LibreOffice/4.3.4.1$Linux_X86_64 LibreOffice_project/430m0$Build-1</meta:generator>
    <meta:document-statistic meta:table-count="0" meta:image-count="0" meta:object-count="0" meta:page-count="1" meta:paragraph-count="1" meta:word-count="315" meta:character-count="1937" meta:non-whitespace-character-count="1622"/>
  </office:meta>
</office:document-meta>
</file>